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a0456" officeooo:paragraph-rsid="000a0456"/>
    </style:style>
    <style:style style:name="P2" style:family="paragraph" style:parent-style-name="Standard">
      <style:paragraph-properties fo:text-align="center" style:justify-single-word="false"/>
      <style:text-properties fo:font-weight="bold" officeooo:rsid="000bd6a9" officeooo:paragraph-rsid="000bd6a9" style:font-weight-asian="bold" style:font-weight-complex="bold"/>
    </style:style>
    <style:style style:name="P3" style:family="paragraph" style:parent-style-name="Standard">
      <style:paragraph-properties fo:text-align="start" style:justify-single-word="false"/>
      <style:text-properties fo:font-weight="normal" officeooo:rsid="000bd6a9" officeooo:paragraph-rsid="000c56a4" style:font-weight-asian="normal" style:font-weight-complex="normal"/>
    </style:style>
    <style:style style:name="P4" style:family="paragraph" style:parent-style-name="Standard">
      <style:paragraph-properties fo:text-align="start" style:justify-single-word="false"/>
      <style:text-properties fo:font-weight="normal" officeooo:rsid="000c56a4" officeooo:paragraph-rsid="000c56a4" style:font-weight-asian="normal" style:font-weight-complex="normal"/>
    </style:style>
    <style:style style:name="P5" style:family="paragraph" style:parent-style-name="Standard">
      <style:paragraph-properties fo:text-align="start" style:justify-single-word="false"/>
      <style:text-properties fo:font-weight="normal" officeooo:rsid="000c56a4" officeooo:paragraph-rsid="000d7f25" style:font-weight-asian="normal" style:font-weight-complex="normal"/>
    </style:style>
    <style:style style:name="P6" style:family="paragraph" style:parent-style-name="Standard">
      <style:paragraph-properties fo:text-align="start" style:justify-single-word="false"/>
      <style:text-properties fo:font-weight="normal" officeooo:rsid="000c56a4" officeooo:paragraph-rsid="0014f91a" style:font-weight-asian="normal" style:font-weight-complex="normal"/>
    </style:style>
    <style:style style:name="P7" style:family="paragraph" style:parent-style-name="Standard">
      <style:paragraph-properties fo:text-align="start" style:justify-single-word="false"/>
      <style:text-properties fo:font-weight="normal" officeooo:rsid="000c56a4" officeooo:paragraph-rsid="001c6d49"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0bd6a9" officeooo:paragraph-rsid="000bd6a9" style:font-weight-asian="normal" style:font-weight-complex="normal"/>
    </style:style>
    <style:style style:name="P9" style:family="paragraph" style:parent-style-name="Standard" style:list-style-name="L1">
      <style:paragraph-properties fo:text-align="center" style:justify-single-word="false"/>
      <style:text-properties fo:font-weight="bold" officeooo:rsid="000bd6a9" officeooo:paragraph-rsid="000bd6a9" style:font-weight-asian="bold" style:font-weight-complex="bold"/>
    </style:style>
    <style:style style:name="T1" style:family="text">
      <style:text-properties fo:font-weight="bold" officeooo:rsid="000c56a4" style:font-weight-asian="bold" style:font-weight-complex="bold"/>
    </style:style>
    <style:style style:name="T2" style:family="text">
      <style:text-properties officeooo:rsid="000d7f25"/>
    </style:style>
    <style:style style:name="T3" style:family="text">
      <style:text-properties officeooo:rsid="00136667"/>
    </style:style>
    <style:style style:name="T4" style:family="text">
      <style:text-properties officeooo:rsid="0014f91a"/>
    </style:style>
    <style:style style:name="T5" style:family="text">
      <style:text-properties officeooo:rsid="00168c38"/>
    </style:style>
    <style:style style:name="T6" style:family="text">
      <style:text-properties officeooo:rsid="0016939d"/>
    </style:style>
    <style:style style:name="T7" style:family="text">
      <style:text-properties officeooo:rsid="00179ce5"/>
    </style:style>
    <style:style style:name="T8" style:family="text">
      <style:text-properties officeooo:rsid="001c6d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text:s/>This File Includes</text:p>
      <text:list xml:id="list942266822" text:style-name="L1">
        <text:list-item>
          <text:p text:style-name="P8">Definitions of functions that are not clear to understand such as remove and add </text:p>
        </text:list-item>
      </text:list>
      <text:p text:style-name="P3"><text:tab/><text:tab/> <text:s text:c="4"/><text:span text:style-name="T1">To Find Other Information Please Head Over To The Log File </text:span></text:p>
      <text:list xml:id="list110319610624331" text:continue-numbering="true" text:style-name="L1">
        <text:list-header>
          <text:p text:style-name="P9"><text:line-break/><text:line-break/>Descriptions Of Complicated Functions </text:p>
        </text:list-header>
      </text:list>
      <text:p text:style-name="P4">remove BST : </text:p>
      <text:p text:style-name="P5"><text:s text:c="3"/>This function is very complicated because it follows a long list of functions calls, essentially his function makes a bool value to return yes or no too, notifying the user if it is possible to remove the element. Then it calls remove Value which essentially checks to see if the tree is empty, which is will the return null and return 0 to notify the user that, no it can’t be removed. Or it traverses either the left or right subtree depending on the target value and once that target is found it calls the removeNode function, the result of this will be replaced with either the right or left child of the subtree it is currently on. In the remove Node function there are three options 1) leaf 2) one child 3) two children. In option 1 just return null to get rid of leaf, in option two you <text:s/>have to <text:span text:style-name="T2">either return the left or right child so that the parent will be replaced, for option three you have to call remove leftmostnode which will either put the inorder sucessor as the parent and delete the copied node (which is a leaf) or get the the largest value on the left subtree to make the parent and delete that element. After that the program will return with the proper tree.</text:span></text:p>
      <text:p text:style-name="P5"><text:span text:style-name="T2"><text:s/></text:span><text:line-break/>remove BNT: </text:p>
      <text:p text:style-name="P5"><text:s text:c="4"/><text:span text:style-name="T5">Remove Binary search tree calls RemoveValue function. This function searches for the target similar to how the node is searched for in Find node, except when it find the target it returns a new node that was altered in MoveValuesUpNode and either connected to the right or left subtree depending thus linking it back to the tree. In MoveValuesUpNode there are three cases: it’s a leaf, it has one child, it has two children. The first two cases are identical to the RemoveNode function, however the two children case is unique for BNT. For this particular implementation I decide by height because when adding a BNT it does so by height. I check if the right height is bigger then the left otherwise I remove from the left because the default case is that I add from the left side, meaning that it will cancel out and thus keep the shape of a normal BNT. Depending on left or right I set the item of the parent to either the left or right child and then call either the left or right child in recursion of MoveValuesUpNode to go through the test process again. This will inevitably shift everything up a node by switching values each item and finally delete irrelevant leaf . </text:span></text:p>
      <text:p text:style-name="P5"><text:line-break/>add BST : </text:p>
      <text:p text:style-name="P5"><text:s text:c="3"/><text:span text:style-name="T2">This function essentially calls the placenode function which <text:s/>either places the new node on the left or right depending on the value (because this tree sorts by numbers). It does this by recursion and going down the tree starting, for example let’s say we already have 2 1 4 5 but want to add 3 well 3 &gt; 2 so we know it is going to the right so we recursive call the next and check with the right child, 3 is &lt; 4 (which is the right child) so it goes on the left. This is empty so we return 3 and then our adding is done. <text:s/></text:span><text:line-break/><text:line-break/>add BNT: <text:line-break/><text:line-break/>Find Node BST: <text:span text:style-name="T3">Given in slides and taught in class so kind of irrelevant to discuss however it will help me by going over it one more time. BST is value based so you have to either check if the target is greater or less than and as a result either call the recursion to the left or right. If smaller left, if bigger </text:span><text:soft-page-break/><text:span text:style-name="T3">right. Every recursion tests if the subtree ptr is null or if it equals the value. This means the the tree will traverse a particular subtree down to to the leaf and if it still doesn't find anything then it tries the right subtree. </text:span></text:p>
      <text:p text:style-name="P4"/>
      <text:p text:style-name="P6">Find Node BNT: <text:span text:style-name="T4">This tree is not value based and holds an extra bool parameter. In this function one can use the same exact first two if statements except when the value is found it also returns success true. After these two if’s there is an else that checks the right sub tree first, (I did right first, but it can honestly be whatever direction because it is not value based so it could theoretically be anywhere) </text:span><text:line-break/></text:p>
      <text:p text:style-name="P7">Traversals: <text:line-break/> <text:s text:c="3"/><text:span text:style-name="T7">Inorder: For the inorder traversal the goal is to go down to the very left node (which will have the lowest value) and work your way up the three by vising the parent (the next height value) and then the right (the biggest value). You can do this by first recursivley call the left children then print then call the right children, that way the very left most (smallest) is printed then the root is printed (second most highest) then the right child is printed (highest). The reason it skips after a leaf is reached is because of the if != nullptr, because of this the function can continue after it reaches a nullptr. <text:line-break/><text:line-break/> <text:s text:c="2"/>Preorder: <text:s/>For the preorder traversal the goal is to go start at the root and take the left subtree down, printing along the way, get all the right subtrees of the left subtrees on the way back up to the root then do it all over again with the right side of the tree. In order to do this you have to print then call recurisive left that way the tree prints every value that is the left child, then after that recursive right so that when a leaf in the left is found it will go back up and print the right child of all the other subtrees, and if one of those children has two nodes then it will print the left thus starting the whole process over. <text:s/>The reason it skips after a leaf is reached is because of the if != nullptr, because of this the function can continue after it reaches a nullptr. <text:line-break/> </text:span><text:line-break/><text:span text:style-name="T8">Post Order: <text:line-break/> <text:s text:c="4"/>In Post order the goal is to <text:s/>printing out the very bottom left node and then goes to it’s right node sibling, then it reaches the parent and then it starts the process over again by checking it’s sibling. This is done by first recurivley calling the left and then calling the right after those two it prints the value. This way both the left and right child are printed before the parent is reaches. The reason it skips after a leaf is reached is because of the if != nullptr, because of this the function can continue after it reaches a nullptr. <text:line-break/></text:span></text:p>
      <text:p text:style-name="P4"><text:s/><text:span text:style-name="T6">Get Height</text:span>: <text:span text:style-name="T6">This function calls the get height helper which is documented in the slides. The function <text:s/>traverses down both to the very left most child or the right most child which counts each traversal. Using std::max the greatest height is received and 1 is added because of the rootptr (top of tree) having it’s own height of 1. This result is then returned to get Height which returns the value.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0456" officeooo:paragraph-rsid="000a045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briel Mortensen<text:tab/>Documentation Project 3<text:tab/>CS 302</text:p>
        <text:p text:style-name="MP1"><text:s/><text:tab/>Binary Seach/Node Tre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8:39:51.159385877</meta:creation-date>
    <dc:date>2020-10-29T11:02:55.068721111</dc:date>
    <meta:editing-duration>PT38M15S</meta:editing-duration>
    <meta:editing-cycles>9</meta:editing-cycles>
    <meta:generator>LibreOffice/6.0.7.3$Linux_X86_64 LibreOffice_project/00m0$Build-3</meta:generator>
    <meta:document-statistic meta:table-count="0" meta:image-count="0" meta:object-count="0" meta:page-count="2" meta:paragraph-count="15" meta:word-count="1232" meta:character-count="6602" meta:non-whitespace-character-count="5317"/>
  </office:meta>
</office:document-meta>
</file>